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'Aptos Display'" style:font-family-asian="'Aptos Display'" style:font-family-complex="'Aptos Display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Aptos" style:font-family-asian="Aptos" style:font-family-complex="Aptos" fo:background-color="transparent" fo:color="#0000ff"/>
    </style:style>
    <style:style style:name="T6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7" style:family="text">
      <style:text-properties fo:font-size="28.00pt" fo:font-weight="normal" fo:font-family="'Aptos Display'" style:font-family-asian="'Aptos Display'" style:font-family-complex="'Aptos Display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0" style:family="text">
      <style:text-properties fo:font-size="28.00pt" fo:font-weight="normal" fo:font-family="'Aptos Display'" style:font-family-asian="'Aptos Display'" style:font-family-complex="'Aptos Display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3" style:family="text">
      <style:text-properties fo:font-size="28.00pt" fo:font-weight="normal" fo:font-family="'Aptos Display'" style:font-family-asian="'Aptos Display'" style:font-family-complex="'Aptos Display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6" style:family="text">
      <style:text-properties fo:font-size="28.00pt" fo:font-weight="normal" fo:font-family="'Aptos Display'" style:font-family-asian="'Aptos Display'" style:font-family-complex="'Aptos Display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8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5.00%" fo:text-align="left" fo:margin-bottom="8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15.00%" fo:text-align="left" fo:margin-bottom="8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15.00%" fo:text-align="left" fo:margin-bottom="8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15.00%" fo:text-align="left" fo:margin-bottom="8.00pt"/>
    </style:style>
  </office:automatic-styles>
  <office:body>
    <office:text>
      <text:p text:style-name="P1"><text:span text:style-name="T1"/></text:p>
      <text:p text:style-name="P1"><text:span text:style-name="T2">Processo Criativo</text:span></text:p>
      <text:p text:style-name="P2"><text:span text:style-name="T3"/></text:p>
      <text:p text:style-name="P2"><text:span text:style-name="T4">Para desenvolver o site, o primeiro passo foi buscar inspiração e estudar referências. Utilizei o site da banda Gogol Bordello como base inicial de pesquisa (</text:span><text:a xlink:href="https://www.gogolbordello.com/category/ukraine/"><text:span text:style-name="T5">https://www.gogolbordello.com/category/ukraine/</text:span></text:a><text:span text:style-name="T6">). Já conhecia o site deles e gostava.</text:span></text:p>
      <text:p text:style-name="P2"><text:span text:style-name="T6">O objetivo principal era aprender as funcionalidades do Bootstrap enquanto desenvolvia um site simples e eficaz, deveria e arrependi-me de não ter usado paint ou figma, fiquei com receio de ter dúvidas sobre bootstrap, então preferi usar a aula para estudar as funcionalidades, hoje arrependo-me porque fiz várias alterações, e se tivesse feito em figma, perderia menos tempo. Acabei depois por não seguir exatamente igual o site da banda Gogol Bordello.</text:span></text:p>
      <text:p text:style-name="P2"><text:span text:style-name="T6"><text:s/></text:span></text:p>
      <text:p text:style-name="P3"><text:span text:style-name="T7">Ferramentas Utilizadas</text:span></text:p>
      <text:p text:style-name="P4"><text:span text:style-name="T8"/></text:p>
      <text:p text:style-name="P4"><text:span text:style-name="T9">Bootstrap: Escolhido pela professora, realizei os textos, tabelas, formulário e formatação em bootstrap.</text:span></text:p>
      <text:p text:style-name="P4"><text:span text:style-name="T9">HTML : inicialmente ia fazer o formulário em html porque conseguia colocar as datalist<text:s text:c="2"/>para o calendário. Mas depois fiz em bootstrap uma vez que era o objetivo do trabalho.</text:span></text:p>
      <text:p text:style-name="P4"><text:span text:style-name="T9">O projeto foi desenvolvido com base na ideia de uma banda fictícia de raparigas que gostam de crochet e tocam bateria. A inspiração pessoal para esta temática veio do meu interesse por crochet e do desejo de ter uma banda no futuro quando era adolescente. A intenção foi criar um site que pudesse servir como um protótipo funcional para uma banda real.</text:span></text:p>
      <text:p text:style-name="P4"><text:span text:style-name="T9"><text:s/></text:span></text:p>
      <text:p text:style-name="P5"><text:span text:style-name="T10">Secções do Site</text:span></text:p>
      <text:p text:style-name="P6"><text:span text:style-name="T11"/></text:p>
      <text:p text:style-name="P6"><text:span text:style-name="T12">Sobre: Uma página a descrever a história da banda.</text:span></text:p>
      <text:p text:style-name="P6"><text:span text:style-name="T12">Música: Uma secção para ouvir a músicas da banda, fiquei com mede de sobrecarregar a página com música muito grande por isso acabei por colocar uma música curta.</text:span></text:p>
      <text:p text:style-name="P6"><text:span text:style-name="T12">Concertos: coloquei na página inicial concertos.</text:span></text:p>
      <text:p text:style-name="P6"><text:span text:style-name="T12">Fotos: tirei as fotos do pinterest e google, pesquisei por adolescentes com óculos e fotos de concerto.</text:span></text:p>
      <text:p text:style-name="P7"><text:span text:style-name="T13">Desafios e Aprendizagem</text:span></text:p>
      <text:p text:style-name="P8"><text:span text:style-name="T14"/></text:p>
      <text:p text:style-name="P8"><text:span text:style-name="T15">Durante o desenvolvimento, encontrei diversos desafios, principalmente na implementação das funcionalidades do Bootstrap. Isso exigiu várias alterações ao longo do projeto, deveria ter organizado melhor as pastas, e não deixar para o fim, que depois alterou tudo e voltei a colocar igual. Ou seja, o melhor é antes do projeto organizar tudo. Tal como a professora disse.<text:s text:c="2"/>Aprendi que às vezes não é possível colocar todas as ideias em prática, e que temos que as vezes desistir de caminhos e ir por outros, principalmente quando somos iniciantes.</text:span></text:p>
      <text:p text:style-name="P8"><text:span text:style-name="T15"><text:s text:c="2"/></text:span></text:p>
      <text:p text:style-name="P9"><text:span text:style-name="T16"><text:s/>Conclusão</text:span></text:p>
      <text:p text:style-name="P10"><text:span text:style-name="T17"/></text:p>
      <text:p text:style-name="P10"><text:span text:style-name="T18">Em resumo, este projeto foi uma excelente oportunidade para aprender e experimentar com o Bootstrap, além de permitir que eu combinasse os meus interesses pessoais com o desenvolvimento web.<text:s text:c="2"/></text:span></text:p>
      <text:p text:style-name="P10"><text:span text:style-name="T18">Deveria ter sido mais organizada com pastas e ter colocado logo o figma. </text:span></text:p>
      <text:p text:style-name="P10"><text:span text:style-name="T18">Era para usar o css, mas depois fiz tudo em html e bootstrap.</text:span></text:p>
      <text:p text:style-name="P10"><text:span text:style-name="T18">O motor de busca não funciona, fica para as próximas aulas quando aprender javascript.</text:span></text:p>
      <text:p text:style-name="P10"><text:span text:style-name="T18"/></text:p>
      <text:p text:style-name="P10"><text:span text:style-name="T18"/></text:p>
      <text:p text:style-name="P10"><text:span text:style-name="T18">Obrigada!</text:span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